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ourier New" style:font-name-asian="Courier New" style:font-name-complex="Courier New" style:use-window-font-color="true" fo:font-size="11pt" style:font-size-asian="11pt"/>
    </style:style>
    <style:style style:name="P2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3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4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5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6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7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8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9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10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11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12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13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14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15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16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17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18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19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T20" style:parent-style-name="Absatz-Standardschriftart" style:family="text">
      <style:text-properties style:font-name="Courier New" style:font-name-asian="Courier New" style:font-name-complex="Courier New" style:use-window-font-color="true" fo:font-size="11pt" style:font-size-asian="11pt"/>
    </style:style>
    <style:style style:name="T21" style:parent-style-name="Absatz-Standardschriftart" style:family="text">
      <style:text-properties style:font-name="Courier New" style:font-name-asian="Courier New" style:font-name-complex="Courier New" style:use-window-font-color="true" fo:font-size="11pt" style:font-size-asian="11pt"/>
    </style:style>
    <style:style style:name="T22" style:parent-style-name="Absatz-Standardschriftart" style:family="text">
      <style:text-properties style:font-name="Courier New" style:font-name-asian="Courier New" style:font-name-complex="Courier New" fo:color="#00B050" fo:font-size="11pt" style:font-size-asian="11pt"/>
    </style:style>
    <style:style style:name="T23" style:parent-style-name="Absatz-Standardschriftart" style:family="text">
      <style:text-properties style:font-name="Courier New" style:font-name-asian="Courier New" style:font-name-complex="Courier New" style:use-window-font-color="true" fo:font-size="11pt" style:font-size-asian="11pt"/>
    </style:style>
    <style:style style:name="T24" style:parent-style-name="Absatz-Standardschriftart" style:family="text">
      <style:text-properties style:font-name="Courier New" style:font-name-asian="Courier New" style:font-name-complex="Courier New" style:use-window-font-color="true" fo:font-size="11pt" style:font-size-asian="11pt"/>
    </style:style>
    <style:style style:name="T25" style:parent-style-name="Absatz-Standardschriftart" style:family="text">
      <style:text-properties style:font-name="Courier New" style:font-name-asian="Courier New" style:font-name-complex="Courier New" fo:color="#00B050" fo:font-size="11pt" style:font-size-asian="11pt"/>
    </style:style>
    <style:style style:name="P26" style:parent-style-name="Standard" style:family="paragraph">
      <style:text-properties style:font-name="Courier New" style:font-name-asian="Courier New" style:font-name-complex="Courier New" fo:color="#00AE00" fo:font-size="11pt" style:font-size-asian="11pt"/>
    </style:style>
    <style:style style:name="P27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28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29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30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31" style:parent-style-name="Standard" style:family="paragraph">
      <style:text-properties style:font-name="Courier New" style:font-name-asian="Courier New" style:font-name-complex="Courier New" fo:color="#00B050" fo:font-size="11pt" style:font-size-asian="11pt"/>
    </style:style>
    <style:style style:name="P32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33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34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35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36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37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38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39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40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41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42" style:parent-style-name="Standard" style:family="paragraph">
      <style:text-properties style:font-name="Courier New" style:font-name-asian="Courier New" style:font-name-complex="Courier New" fo:color="#00AE00" fo:font-size="11pt" style:font-size-asian="11pt"/>
    </style:style>
    <style:style style:name="P43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44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45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46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T47" style:parent-style-name="Absatz-Standardschriftart" style:family="text">
      <style:text-properties style:font-name="Courier New" style:font-name-asian="Courier New" style:font-name-complex="Courier New" fo:color="#00AE00" fo:font-size="11pt" style:font-size-asian="11pt"/>
    </style:style>
    <style:style style:name="T48" style:parent-style-name="Absatz-Standardschriftart" style:family="text">
      <style:text-properties style:font-name="Courier New" style:font-name-asian="Courier New" style:font-name-complex="Courier New" fo:color="#00AE00" fo:font-size="11pt" style:font-size-asian="11pt"/>
    </style:style>
    <style:style style:name="T49" style:parent-style-name="Absatz-Standardschriftart" style:family="text">
      <style:text-properties style:font-name="Courier New" style:font-name-asian="Courier New" style:font-name-complex="Courier New" fo:color="#00AE00" fo:font-size="11pt" style:font-size-asian="11pt"/>
    </style:style>
    <style:style style:name="P50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51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52" style:parent-style-name="Standard" style:family="paragraph">
      <style:text-properties style:font-name="Courier New" style:font-name-asian="Courier New" style:font-name-complex="Courier New" fo:color="#00B050" fo:font-size="11pt" style:font-size-asian="11pt"/>
    </style:style>
    <style:style style:name="P53" style:parent-style-name="Standard" style:family="paragraph">
      <style:text-properties style:font-name="Courier New" style:font-name-asian="Courier New" style:font-name-complex="Courier New" fo:color="#00B050" fo:font-size="11pt" style:font-size-asian="11pt"/>
    </style:style>
    <style:style style:name="P54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55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56" style:parent-style-name="Standard" style:family="paragraph">
      <style:text-properties style:font-name="Courier New" style:font-name-asian="Courier New" style:font-name-complex="Courier New" fo:color="#00B050" fo:font-size="11pt" style:font-size-asian="11pt"/>
    </style:style>
    <style:style style:name="P57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58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59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60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61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62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63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64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65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T66" style:parent-style-name="Absatz-Standardschriftart" style:family="text">
      <style:text-properties style:font-name="Courier New" style:font-name-asian="Courier New" style:font-name-complex="Courier New" fo:color="#00B050" fo:font-size="11pt" style:font-size-asian="11pt"/>
    </style:style>
    <style:style style:name="T67" style:parent-style-name="Absatz-Standardschriftart" style:family="text">
      <style:text-properties style:font-name="Courier New" style:font-name-asian="Courier New" style:font-name-complex="Courier New" fo:color="#00B050" fo:font-size="11pt" style:font-size-asian="11pt"/>
    </style:style>
  </office:automatic-styles>
  <office:body>
    <office:text text:use-soft-page-breaks="true">
      <text:p text:style-name="P1"/>
      <text:p text:style-name="P2">T - Tiare</text:p>
      <text:p text:style-name="P3">A - Andreas</text:p>
      <text:p text:style-name="P4">H - Hannes</text:p>
      <text:p text:style-name="P5">B - Ben</text:p>
      <text:p text:style-name="P6"/>
      <text:p text:style-name="P7">Respawn----------------------------------------------------T</text:p>
      <text:p text:style-name="P8">-<text:tab/>immer am Level-Anfang, Level in Originalzustand</text:p>
      <text:p text:style-name="P9">-<text:tab/>Respawn auch auf Spieler-Wunsch<text:s/>mit Taste R</text:p>
      <text:p text:style-name="P10">-<text:tab/>Levelende nicht direkt mit Neustart</text:p>
      <text:p text:style-name="P11"/>
      <text:p text:style-name="P12">HUD--------------------------------------------------------A</text:p>
      <text:p text:style-name="P13">-<text:tab/>Zeit des aktuellen Versuchs anzeigen<text:s/>DONE</text:p>
      <text:p text:style-name="P14">-<text:tab/>Anzahl der Versuche (d.h. Respawns) fürs Level</text:p>
      <text:p text:style-name="P15"/>
      <text:p text:style-name="P16">Spieler----------------------------------------------------B</text:p>
      <text:p text:style-name="P17">-<text:tab/>Kugel</text:p>
      <text:p text:style-name="P18">-<text:tab/>Farbe zeigt Element an</text:p>
      <text:p text:style-name="P19">-<text:tab/>Augen auf die Kugel wegen der Richtung</text:p>
      <text:p text:style-name="Standard"><text:span text:style-name="T20">-<text:s/></text:span><text:span text:style-name="T21"><text:tab/></text:span><text:span text:style-name="T22">Springen auf Pfeil-Hoch-Taste-------------------------T <text:s text:c="18"/></text:span></text:p>
      <text:p text:style-name="Standard"><text:span text:style-name="T23">-</text:span><text:span text:style-name="T24"><text:tab/></text:span><text:span text:style-name="T25">Rückwechsel in neutralen Zustand mit Strg-------------H</text:span></text:p>
      <text:p text:style-name="P26">-<text:tab/>Schießen mit Leertaste--------------------------------T</text:p>
      <text:p text:style-name="P27"/>
      <text:p text:style-name="P28">Abgelegte Zustände-----------------------------------------A</text:p>
      <text:p text:style-name="P29">-<text:tab/>fallen runter</text:p>
      <text:p text:style-name="P30">-<text:tab/>sind aufsammelbar</text:p>
      <text:p text:style-name="P31"><text:s/></text:p>
      <text:p text:style-name="P32">Spieler-Bewegung-------------------------------------------T</text:p>
      <text:p text:style-name="P33">-<text:tab/>Bewegungsrichtung steuern im freien Fall</text:p>
      <text:p text:style-name="P34">-<text:tab/>Bewegungsrichtung steuern/ändern<text:s/>im Sprung</text:p>
      <text:p text:style-name="P35">-<text:tab/>kein komisches Abrutschen an Ecken</text:p>
      <text:p text:style-name="P36">-<text:tab/>kein Schlittern, wenn man präzise landet</text:p>
      <text:p text:style-name="P37">-<text:tab/>VIEL Fine-Tuning!</text:p>
      <text:p text:style-name="P38">-<text:tab/>etwas bessere Kamera</text:p>
      <text:p text:style-name="P39"/>
      <text:p text:style-name="P40">Element-Bewegung-------------------------------------------T</text:p>
      <text:p text:style-name="P41">-<text:tab/>Luft darf nur aufwärts ?????????????</text:p>
      <text:p text:style-name="P42">-<text:tab/>Erde kann fast nicht springen----------------------H</text:p>
      <text:p text:style-name="P43">-<text:tab/>Wasser rutscht abhänge runter</text:p>
      <text:p text:style-name="P44"/>
      <text:p text:style-name="P45">Schüsse----------------------------------------------------H</text:p>
      <text:p text:style-name="P46">- <text:s text:c="7"/>eigenschaften der schüsse festlegen ------------ Group</text:p>
      <text:p text:style-name="Standard"><text:span text:style-name="T47">-</text:span><text:span text:style-name="T48"><text:tab/>Erde und vielleicht noch mehr</text:span><text:span text:style-name="T49"><text:s/>---------------------H</text:span></text:p>
      <text:p text:style-name="P50"/>
      <text:p text:style-name="P51">Level-Elemente</text:p>
      <text:p text:style-name="P52">-<text:tab/>Holz-Boden--------------------------------------------H</text:p>
      <text:p text:style-name="P53">-<text:tab/>Stacheln(momentan bei normalzustand aktiv)------------H</text:p>
      <text:p text:style-name="P54">-<text:tab/>Gitter------------------------------------------------A</text:p>
      <text:p text:style-name="P55"><text:tab/>(Luft und Wasser können passieren)<text:s/>DONE</text:p>
      <text:p text:style-name="P56">-<text:tab/>Feuerwand+(Wasser tötet Feuer;Feuer läuft durch)------H</text:p>
      <text:p text:style-name="P57">-<text:tab/>Wasser-Sauger im Rohr---------------------------------H</text:p>
      <text:p text:style-name="P58">-<text:tab/>Ventilator--------------------------------------------T</text:p>
      <text:p text:style-name="P59"><text:tab/>(Feuer stirbt, Luft wird verschoben)</text:p>
      <text:p text:style-name="P60">-<text:tab/>Aufzüge/bewegliche Plattformen?</text:p>
      <text:p text:style-name="P61">-<text:tab/>Falltüren/Tore / Hebel?</text:p>
      <text:p text:style-name="P62">-<text:tab/>Trampolin?</text:p>
      <text:p text:style-name="P63">-<text:tab/>Teleporter?</text:p>
      <text:p text:style-name="P64"/>
      <text:soft-page-break/>
      <text:p text:style-name="P65">Feinde</text:p>
      <text:p text:style-name="Standard"><text:span text:style-name="T66">-</text:span><text:span text:style-name="T67"><text:tab/>Hin- und Herlaufende Feinde---------------------------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Andreas</dc:creator>
    <meta:creation-date>2012-05-20T16:14:00Z</meta:creation-date>
    <dc:date>2012-05-20T16:14:00Z</dc:date>
    <meta:template xlink:href="Normal.dotm" xlink:type="simple"/>
    <meta:editing-cycles>4</meta:editing-cycles>
    <meta:editing-duration>PT0S</meta:editing-duration>
    <meta:document-statistic meta:page-count="2" meta:paragraph-count="4" meta:word-count="282" meta:character-count="2056" meta:row-count="14" meta:non-whitespace-character-count="1778"/>
  </office:meta>
</office:document-meta>
</file>